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P2" style:family="paragraph" style:parent-style-name="Header">
      <style:paragraph-properties fo:text-align="start" style:justify-single-word="false"/>
      <style:text-properties fo:color="#808080" officeooo:paragraph-rsid="002307de"/>
    </style:style>
    <style:style style:name="P3" style:family="paragraph" style:parent-style-name="Header">
      <style:paragraph-properties fo:text-align="justify" style:justify-single-word="false"/>
      <style:text-properties fo:color="#808080" officeooo:paragraph-rsid="002307de"/>
    </style:style>
    <style:style style:name="P4" style:family="paragraph" style:parent-style-name="Standard">
      <style:paragraph-properties fo:text-align="start" style:justify-single-word="false"/>
      <style:text-properties fo:font-size="11pt" fo:font-style="normal" fo:font-weight="normal" officeooo:rsid="000c393c" officeooo:paragraph-rsid="0018d27a"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fo:font-weight="normal" officeooo:rsid="0017cede" officeooo:paragraph-rsid="0018d27a"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1pt" fo:font-style="normal" fo:font-weight="normal" officeooo:rsid="0018d362" officeooo:paragraph-rsid="0018d362"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24pt" fo:font-style="normal" fo:font-weight="bold" officeooo:rsid="0027965d" officeooo:paragraph-rsid="0027965d" style:font-size-asian="24pt" style:font-style-asian="normal" style:font-weight-asian="bold" style:font-size-complex="24pt" style:font-style-complex="normal" style:font-weight-complex="bold"/>
    </style:style>
    <style:style style:name="P8" style:family="paragraph" style:parent-style-name="Standard">
      <style:paragraph-properties fo:text-align="center" style:justify-single-word="false"/>
      <style:text-properties fo:font-size="24pt" fo:font-style="normal" fo:font-weight="bold" officeooo:rsid="0027965d" officeooo:paragraph-rsid="002e2cbb"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fo:font-size="20pt" fo:font-style="normal" fo:font-weight="bold" officeooo:rsid="0027965d" officeooo:paragraph-rsid="0027965d" style:font-size-asian="17.5pt" style:font-style-asian="normal" style:font-weight-asian="bold" style:font-size-complex="20pt" style:font-style-complex="normal" style:font-weight-complex="bold"/>
    </style:style>
    <style:style style:name="P10" style:family="paragraph" style:parent-style-name="Standard">
      <style:paragraph-properties fo:text-align="center" style:justify-single-word="false"/>
      <style:text-properties fo:font-size="20pt" fo:font-style="normal" fo:font-weight="bold" officeooo:rsid="0027965d" officeooo:paragraph-rsid="002e2cbb" style:font-size-asian="17.5pt" style:font-style-asian="normal" style:font-weight-asian="bold" style:font-size-complex="20pt" style:font-style-complex="normal" style:font-weight-complex="bold"/>
    </style:style>
    <style:style style:name="P11" style:family="paragraph" style:parent-style-name="Standard">
      <style:paragraph-properties fo:text-align="center" style:justify-single-word="false"/>
      <style:text-properties fo:font-size="20pt" fo:font-style="normal" fo:font-weight="bold" officeooo:rsid="0012906d" officeooo:paragraph-rsid="0012906d" style:font-size-asian="20pt" style:font-style-asian="normal" style:font-weight-asian="bold" style:font-size-complex="20pt" style:font-style-complex="normal" style:font-weight-complex="bold"/>
    </style:style>
    <style:style style:name="P12" style:family="paragraph" style:parent-style-name="Standard">
      <style:paragraph-properties fo:text-align="center" style:justify-single-word="false"/>
      <style:text-properties fo:font-size="12pt" fo:font-style="normal" fo:font-weight="normal" officeooo:rsid="0027965d" officeooo:paragraph-rsid="0027965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27965d" officeooo:paragraph-rsid="0027965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fo:font-weight="bold" officeooo:rsid="0027965d" officeooo:paragraph-rsid="0027965d" style:font-size-asian="18pt" style:font-style-asian="normal" style:font-weight-asian="bold" style:font-size-complex="18pt" style:font-style-complex="normal" style:font-weight-complex="bold"/>
    </style:style>
    <style:style style:name="P15" style:family="paragraph" style:parent-style-name="Text_20_body">
      <style:paragraph-properties fo:break-before="page"/>
      <style:text-properties fo:font-weight="normal" officeooo:rsid="002ddb35" officeooo:paragraph-rsid="002ddb35" style:font-weight-asian="normal" style:font-weight-complex="normal"/>
    </style:style>
    <style:style style:name="P16" style:family="paragraph" style:parent-style-name="Text_20_body">
      <style:paragraph-properties fo:margin-top="0in" fo:margin-bottom="0in" style:contextual-spacing="false" fo:line-height="100%"/>
      <style:text-properties fo:font-weight="normal" officeooo:rsid="00516873" officeooo:paragraph-rsid="00516873" style:font-weight-asian="normal" style:font-weight-complex="normal"/>
    </style:style>
    <style:style style:name="P17" style:family="paragraph" style:parent-style-name="Text_20_body">
      <style:paragraph-properties fo:margin-top="0in" fo:margin-bottom="0in" style:contextual-spacing="false" fo:line-height="100%"/>
      <style:text-properties fo:font-weight="normal" officeooo:rsid="0051b69d" officeooo:paragraph-rsid="0051b69d" style:font-weight-asian="normal" style:font-weight-complex="normal"/>
    </style:style>
    <style:style style:name="P18" style:family="paragraph" style:parent-style-name="Text_20_body">
      <style:paragraph-properties fo:margin-top="0in" fo:margin-bottom="0in" style:contextual-spacing="false" fo:line-height="100%"/>
      <style:text-properties fo:font-weight="normal" officeooo:rsid="002ddb35" officeooo:paragraph-rsid="002ddb35" style:font-weight-asian="normal" style:font-weight-complex="normal"/>
    </style:style>
    <style:style style:name="P19" style:family="paragraph" style:parent-style-name="Text_20_body" style:list-style-name="L1">
      <style:paragraph-properties fo:line-height="100%"/>
      <style:text-properties officeooo:rsid="002881b6" officeooo:paragraph-rsid="002881b6"/>
    </style:style>
    <style:style style:name="P20" style:family="paragraph" style:parent-style-name="Text_20_body" style:list-style-name="L1">
      <style:paragraph-properties fo:line-height="100%"/>
      <style:text-properties fo:font-weight="bold" officeooo:rsid="0029cd16" officeooo:paragraph-rsid="0029cd16" style:font-weight-asian="bold" style:font-weight-complex="bold"/>
    </style:style>
    <style:style style:name="P21" style:family="paragraph" style:parent-style-name="Text_20_body" style:list-style-name="L1">
      <style:paragraph-properties fo:line-height="100%"/>
      <style:text-properties fo:font-weight="bold" officeooo:rsid="002f3ea0" officeooo:paragraph-rsid="002f3ea0" style:font-weight-asian="bold" style:font-weight-complex="bold"/>
    </style:style>
    <style:style style:name="P22" style:family="paragraph" style:parent-style-name="Text_20_body" style:list-style-name="L2">
      <style:text-properties fo:font-weight="bold" officeooo:rsid="004194f1" officeooo:paragraph-rsid="004194f1" style:font-weight-asian="bold" style:font-weight-complex="bold"/>
    </style:style>
    <style:style style:name="P23" style:family="paragraph" style:parent-style-name="Text_20_body" style:list-style-name="L2">
      <style:text-properties fo:font-weight="bold" officeooo:rsid="0049a8fd" officeooo:paragraph-rsid="0049a8fd" style:font-weight-asian="bold" style:font-weight-complex="bold"/>
    </style:style>
    <style:style style:name="P24" style:family="paragraph" style:parent-style-name="Text_20_body" style:list-style-name="L2">
      <style:text-properties fo:font-weight="bold" officeooo:rsid="004d219f" officeooo:paragraph-rsid="004d219f" style:font-weight-asian="bold" style:font-weight-complex="bold"/>
    </style:style>
    <style:style style:name="P25" style:family="paragraph" style:parent-style-name="Text_20_body" style:list-style-name="L2"/>
    <style:style style:name="P26" style:family="paragraph" style:parent-style-name="Text_20_body" style:list-style-name="L2">
      <style:text-properties officeooo:paragraph-rsid="004de02b"/>
    </style:style>
    <style:style style:name="P27" style:family="paragraph" style:parent-style-name="Text_20_body" style:list-style-name="L2">
      <style:text-properties officeooo:paragraph-rsid="005be5a6"/>
    </style:style>
    <style:style style:name="P28" style:family="paragraph" style:parent-style-name="Text_20_body" style:list-style-name="L2">
      <style:text-properties officeooo:rsid="00326c83" officeooo:paragraph-rsid="00326c83"/>
    </style:style>
    <style:style style:name="P29" style:family="paragraph" style:parent-style-name="Text_20_body" style:list-style-name="L2">
      <style:text-properties officeooo:rsid="00333df3" officeooo:paragraph-rsid="00333df3"/>
    </style:style>
    <style:style style:name="P30" style:family="paragraph" style:parent-style-name="Text_20_body" style:list-style-name="L2">
      <style:text-properties officeooo:rsid="0035b8ee" officeooo:paragraph-rsid="0035b8ee"/>
    </style:style>
    <style:style style:name="P31" style:family="paragraph" style:parent-style-name="Text_20_body" style:list-style-name="L2">
      <style:text-properties officeooo:rsid="003d9d7b" officeooo:paragraph-rsid="003d9d7b"/>
    </style:style>
    <style:style style:name="P32" style:family="paragraph" style:parent-style-name="Text_20_body" style:list-style-name="L2">
      <style:text-properties officeooo:rsid="004194f1" officeooo:paragraph-rsid="004194f1"/>
    </style:style>
    <style:style style:name="T1" style:family="text">
      <style:text-properties fo:font-size="10pt" officeooo:rsid="000d904f" style:font-size-asian="10pt" style:font-size-complex="10pt"/>
    </style:style>
    <style:style style:name="T2" style:family="text">
      <style:text-properties fo:font-size="10pt" officeooo:rsid="002e770a" style:font-size-asian="10pt" style:font-size-complex="10pt"/>
    </style:style>
    <style:style style:name="T3" style:family="text">
      <style:text-properties fo:font-size="10pt" officeooo:rsid="00124b3e" style:font-size-asian="10pt" style:font-size-complex="10pt"/>
    </style:style>
    <style:style style:name="T4" style:family="text">
      <style:text-properties fo:font-size="10pt" officeooo:rsid="000e2b85" style:font-size-asian="8.75pt" style:font-size-complex="10pt"/>
    </style:style>
    <style:style style:name="T5" style:family="text">
      <style:text-properties fo:font-weight="bold" style:font-weight-asian="bold" style:font-weight-complex="bold"/>
    </style:style>
    <style:style style:name="T6" style:family="text">
      <style:text-properties fo:font-weight="bold" officeooo:rsid="004106b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b6519" style:font-weight-asian="normal" style:font-weight-complex="normal"/>
    </style:style>
    <style:style style:name="T9" style:family="text">
      <style:text-properties fo:font-weight="normal" officeooo:rsid="002b8b03" style:font-weight-asian="normal" style:font-weight-complex="normal"/>
    </style:style>
    <style:style style:name="T10" style:family="text">
      <style:text-properties fo:font-weight="normal" officeooo:rsid="002c8254" style:font-weight-asian="normal" style:font-weight-complex="normal"/>
    </style:style>
    <style:style style:name="T11" style:family="text">
      <style:text-properties fo:font-weight="normal" officeooo:rsid="005764f8" style:font-weight-asian="normal" style:font-weight-complex="normal"/>
    </style:style>
    <style:style style:name="T12" style:family="text">
      <style:text-properties fo:font-weight="normal" officeooo:rsid="0057edfb" style:font-weight-asian="normal" style:font-weight-complex="normal"/>
    </style:style>
    <style:style style:name="T13" style:family="text">
      <style:text-properties officeooo:rsid="002e2cbb"/>
    </style:style>
    <style:style style:name="T14" style:family="text">
      <style:text-properties officeooo:rsid="002e8a37"/>
    </style:style>
    <style:style style:name="T15" style:family="text">
      <style:text-properties officeooo:rsid="00344c2d"/>
    </style:style>
    <style:style style:name="T16" style:family="text">
      <style:text-properties officeooo:rsid="003717fa"/>
    </style:style>
    <style:style style:name="T17" style:family="text">
      <style:text-properties officeooo:rsid="0037a277"/>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4163c1" style:font-style-asian="normal" style:font-style-complex="normal"/>
    </style:style>
    <style:style style:name="T22" style:family="text">
      <style:text-properties fo:font-style="normal" officeooo:rsid="0041bbb2" style:font-style-asian="normal" style:font-style-complex="normal"/>
    </style:style>
    <style:style style:name="T23" style:family="text">
      <style:text-properties fo:font-style="normal" officeooo:rsid="00420adf" style:font-style-asian="normal" style:font-style-complex="normal"/>
    </style:style>
    <style:style style:name="T24" style:family="text">
      <style:text-properties fo:font-style="normal" officeooo:rsid="004d219f" style:font-style-asian="normal" style:font-style-complex="normal"/>
    </style:style>
    <style:style style:name="T25" style:family="text">
      <style:text-properties fo:font-style="normal" officeooo:rsid="004db71c" style:font-style-asian="normal" style:font-style-complex="normal"/>
    </style:style>
    <style:style style:name="T26" style:family="text">
      <style:text-properties fo:font-style="normal" officeooo:rsid="004de02b" style:font-style-asian="normal" style:font-style-complex="normal"/>
    </style:style>
    <style:style style:name="T27" style:family="text">
      <style:text-properties fo:font-style="normal" officeooo:rsid="004eaf46" style:font-style-asian="normal" style:font-style-complex="normal"/>
    </style:style>
    <style:style style:name="T28" style:family="text">
      <style:text-properties fo:font-style="normal" officeooo:rsid="0050abbb" style:font-style-asian="normal" style:font-style-complex="normal"/>
    </style:style>
    <style:style style:name="T29" style:family="text">
      <style:text-properties fo:font-style="normal" officeooo:rsid="00513b27" style:font-style-asian="normal" style:font-style-complex="normal"/>
    </style:style>
    <style:style style:name="T30" style:family="text">
      <style:text-properties fo:font-style="normal" officeooo:rsid="005be5a6"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bold" officeooo:rsid="004db71c" style:font-style-asian="normal" style:font-weight-asian="bold" style:font-style-complex="normal" style:font-weight-complex="bold"/>
    </style:style>
    <style:style style:name="T33" style:family="text">
      <style:text-properties fo:font-style="normal" fo:font-weight="bold" officeooo:rsid="004d219f" style:font-style-asian="normal" style:font-weight-asian="bold" style:font-style-complex="normal" style:font-weight-complex="bold"/>
    </style:style>
    <style:style style:name="T34" style:family="text">
      <style:text-properties fo:font-style="normal" fo:font-weight="bold" officeooo:rsid="004de02b" style:font-style-asian="normal" style:font-weight-asian="bold" style:font-style-complex="normal" style:font-weight-complex="bold"/>
    </style:style>
    <style:style style:name="T35" style:family="text">
      <style:text-properties fo:font-style="normal" fo:font-weight="bold" officeooo:rsid="005be5a6" style:font-style-asian="normal" style:font-weight-asian="bold" style:font-style-complex="normal"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41bbb2" style:font-style-asian="normal" style:font-weight-asian="normal" style:font-style-complex="normal" style:font-weight-complex="normal"/>
    </style:style>
    <style:style style:name="T38" style:family="text">
      <style:text-properties fo:font-style="normal" fo:font-weight="normal" officeooo:rsid="004d219f" style:font-style-asian="normal" style:font-weight-asian="normal" style:font-style-complex="normal" style:font-weight-complex="normal"/>
    </style:style>
    <style:style style:name="T39" style:family="text">
      <style:text-properties officeooo:rsid="00530e6b"/>
    </style:style>
    <style:style style:name="T40" style:family="text">
      <style:text-properties officeooo:rsid="00539606"/>
    </style:style>
    <style:style style:name="T41" style:family="text">
      <style:text-properties officeooo:rsid="0055bc73"/>
    </style:style>
    <style:style style:name="fr1" style:family="graphic" style:parent-style-name="Frame">
      <style:graphic-properties style:run-through="foreground" style:wrap="run-through" style:number-wrapped-paragraphs="no-limit" style:vertical-pos="top" style:vertical-rel="paragraph" style:horizontal-pos="left" style:horizontal-rel="paragraph" fo:padding="0in"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Ramka1" text:anchor-type="paragraph" svg:width="1.8638in" draw:z-index="0"><draw:text-box fo:min-height="0.7291in"><text:p text:style-name="P4">Radosław Gniazdowski</text:p><text:p text:style-name="P5">(+48) 505 044 594</text:p><text:p text:style-name="P5">(+48) 698 434 833</text:p><text:p text:style-name="P6">contact@flexigame.com</text:p></draw:text-box></draw:frame></text:p>
      <text:p text:style-name="P11"/>
      <text:p text:style-name="P11"/>
      <text:p text:style-name="P7">FlexiGame GUI Subsystem</text:p>
      <text:p text:style-name="P9">List of standard classes</text:p>
      <text:p text:style-name="P14">XML tag names</text:p>
      <text:p text:style-name="P12"/>
      <text:p text:style-name="P13"/>
      <text:list xml:id="list2409231324893491303" text:style-name="L1">
        <text:list-item>
          <text:p text:style-name="P19"><text:span text:style-name="T5">Widget</text:span> – abstract base class, cannot be used inside of XML file</text:p>
        </text:list-item>
        <text:list-item>
          <text:p text:style-name="P20">Button<text:span text:style-name="T7"> – </text:span><text:span text:style-name="T8">simple button – clickable widget</text:span></text:p>
        </text:list-item>
        <text:list-item>
          <text:p text:style-name="P20">Label<text:span text:style-name="T7"> – </text:span><text:span text:style-name="T8">Simple one liner text (non editable)</text:span></text:p>
        </text:list-item>
        <text:list-item>
          <text:p text:style-name="P20">Text<text:span text:style-name="T7"> – </text:span><text:span text:style-name="T8">Alias on label.</text:span></text:p>
        </text:list-item>
        <text:list-item>
          <text:p text:style-name="P20">Frame<text:span text:style-name="T7"> – </text:span><text:span text:style-name="T8">simple container with drawable label/title.</text:span></text:p>
        </text:list-item>
        <text:list-item>
          <text:p text:style-name="P20">Window<text:span text:style-name="T7"> – </text:span><text:span text:style-name="T8">this a frame with a title, different styling and managing</text:span></text:p>
        </text:list-item>
        <text:list-item>
          <text:p text:style-name="P20">Table<text:span text:style-name="T7"> – </text:span><text:span text:style-name="T8">container with fixed size in X and Y packing widgets inside.</text:span></text:p>
        </text:list-item>
        <text:list-item>
          <text:p text:style-name="P20">Popup<text:span text:style-name="T7"> – </text:span><text:span text:style-name="T9">this is special purpose window (like message box) with predefined buttons / style. </text:span><text:span text:style-name="T11">Dialog.</text:span></text:p>
        </text:list-item>
        <text:list-item>
          <text:p text:style-name="P20">MessageBox<text:span text:style-name="T7"> – </text:span><text:span text:style-name="T9">special kind of popup which blocks other actions (other widgets are not clickable)</text:span></text:p>
        </text:list-item>
        <text:list-item>
          <text:p text:style-name="P20">Container<text:span text:style-name="T7"> – </text:span><text:span text:style-name="T8">automatically packs widgets inside – whenever some widget needs to hold inside other widgets it has to extend this class. Container can be used on a standalone basis.</text:span></text:p>
        </text:list-item>
        <text:list-item>
          <text:p text:style-name="P20">Text<text:span text:style-name="T14">A</text:span>rea<text:span text:style-name="T7"> – </text:span><text:span text:style-name="T8">scrollable text area. </text:span><text:span text:style-name="T12">Can support multiline or one line (like input text). Can be used as a place to input passwords etc.</text:span></text:p>
        </text:list-item>
        <text:list-item>
          <text:p text:style-name="P20">ToggleButton<text:span text:style-name="T7"> – </text:span><text:span text:style-name="T8">button with on/off feature</text:span></text:p>
        </text:list-item>
        <text:list-item>
          <text:p text:style-name="P20">Menu<text:span text:style-name="T7"> – </text:span><text:span text:style-name="T8">this almost the same as the Container, but it's used for the whole screen (menu screen).</text:span></text:p>
        </text:list-item>
        <text:list-item>
          <text:p text:style-name="P20">Loader<text:span text:style-name="T7"> – currently this is just a proposition, but the basic idea is that this widget could be used for displaying progress on a whole screen while loading procedures are run sequentially in the background.</text:span></text:p>
        </text:list-item>
        <text:list-item>
          <text:p text:style-name="P20">ProgressBar –<text:span text:style-name="T7"> </text:span><text:span text:style-name="T10">Displays bar indicating progress or other numeral data.</text:span></text:p>
        </text:list-item>
        <text:list-item>
          <text:p text:style-name="P21">Console –<text:span text:style-name="T7"> special dropdown frame/textarea, builtin (not allowed in xml structure)</text:span></text:p>
        </text:list-item>
      </text:list>
      <text:p text:style-name="P16">Maybe more widget types? Color picker? Select<text:span text:style-name="T41">Box</text:span>? Slider? <text:span text:style-name="T40">ScrollArea? RenderBox? Keyboard? Image? List? Table? TableRow? TableCol? Chart? Keyboard? <text:s/>CheckBox? Pagination? Page? Grid? TabGroup? Tab?</text:span></text:p>
      <text:p text:style-name="P17">RenderBox would be used for Picture-in-picture effect (viewport+scissor<text:span text:style-name="T39">). </text:span></text:p>
      <text:p text:style-name="P17"/>
      <text:p text:style-name="P18">In the XML structure file tag names are case insensitive. Every XML GUI Structure Sheet needs to have root node named: &lt;<text:span text:style-name="T5">GUIStructure</text:span>&gt;&lt;/<text:span text:style-name="T5">GUIStructure</text:span>&gt;.</text:p>
      <text:p text:style-name="P15"/>
      <text:p text:style-name="P8">FlexiGame GUI Subsystem</text:p>
      <text:p text:style-name="P10">List of standard <text:span text:style-name="T13">attribute names</text:span></text:p>
      <text:p text:style-name="P10"/>
      <text:list xml:id="list2647396350107757525" text:style-name="L2">
        <text:list-item>
          <text:p text:style-name="P28">Text inside of a tag – between &lt;x&gt;&lt;/x&gt; - is considered text value and will be applied with .setText(“”) function on a given widget – every widget should use this function and have it implemented.</text:p>
        </text:list-item>
        <text:list-item>
          <text:p text:style-name="P28">List of attributes inside a tag:</text:p>
          <text:list>
            <text:list-item>
              <text:p text:style-name="P28"><text:span text:style-name="T5">name</text:span> – <text:span text:style-name="T18">string</text:span> – sets the unique string ID/name for given widget – this widget will be referenced by this string name in different parts of the program (configs, xmls, scripts, etc.). <text:span text:style-name="T16">Default: if not specified in structure code the automatic name ID will be set: (name of the widget)+next number.</text:span></text:p>
            </text:list-item>
            <text:list-item>
              <text:p text:style-name="P29"><text:span text:style-name="T5">flags</text:span> – <text:span text:style-name="T18">string</text:span> – <text:span text:style-name="T17">text</text:span> values separated by ',' - hold specific for given widget attributes. <text:span text:style-name="T16">Default: empty.</text:span></text:p>
            </text:list-item>
            <text:list-item>
              <text:p text:style-name="P29"><text:span text:style-name="T5">active</text:span> – <text:span text:style-name="T18">bool</text:span> – false/true – held as <text:span text:style-name="T18">string</text:span> value. <text:span text:style-name="T15">If widget is not active it cannot be clicked, activated, does not call callbacks nor check for changed event states. Default: true.</text:span></text:p>
            </text:list-item>
            <text:list-item>
              <text:p text:style-name="P30"><text:span text:style-name="T5">visible</text:span> – <text:span text:style-name="T18">bool</text:span> – false/true – held as <text:span text:style-name="T18">string</text:span> value. If 'false' the widget will not be drawn (however it could affect size and position of other widgets nearby). Default: true.</text:p>
            </text:list-item>
            <text:list-item>
              <text:p text:style-name="P31"><text:span text:style-name="T6">i</text:span><text:span text:style-name="T5">gnoreState</text:span> – <text:span text:style-name="T18">bool</text:span> – false/true – held as <text:span text:style-name="T18">string</text:span><text:span text:style-name="T20"> value. If 'true' the widget will ignore state changes – based on external events – so the style of the widget will not change (will be static). However any event callbacks set for this widget will fire (event handlers will execute anyway). </text:span><text:span text:style-name="T21">Default: false.</text:span></text:p>
            </text:list-item>
            <text:list-item>
              <text:p text:style-name="P32"><text:span text:style-name="T31">pos</text:span><text:span text:style-name="T20">/</text:span><text:span text:style-name="T31">position</text:span><text:span text:style-name="T20"> – </text:span><text:span text:style-name="T18">var</text:span><text:span text:style-name="T20"> – held as </text:span><text:span text:style-name="T18">string</text:span><text:span text:style-name="T20"> value or </text:span><text:span text:style-name="T18">number</text:span><text:span text:style-name="T20">. Sets the fixed position of the widget. Also it's in format: X, Y(,Z). Values are separated by ','. There are different types of values that can be passed here:</text:span></text:p>
              <text:list>
                <text:list-item>
                  <text:p text:style-name="P32"><text:span text:style-name="T18">integer</text:span><text:span text:style-name="T20"> or </text:span><text:span text:style-name="T18">float</text:span><text:span text:style-name="T20"> – means pixels</text:span></text:p>
                </text:list-item>
                <text:list-item>
                  <text:p text:style-name="P32"><text:span text:style-name="T18">integer</text:span><text:span text:style-name="T20"> or </text:span><text:span text:style-name="T18">float</text:span><text:span text:style-name="T20"> with '%' held as </text:span><text:span text:style-name="T18">string</text:span><text:span text:style-name="T20"> – means percents of the screen height/width/depth</text:span></text:p>
                </text:list-item>
                <text:list-item>
                  <text:p text:style-name="P32"><text:span text:style-name="T18">integer</text:span><text:span text:style-name="T20"> with 'i' or 'I' held as </text:span><text:span text:style-name="T18">string</text:span><text:span text:style-name="T20"> – means inches, depends on the screen resolution and DPI</text:span></text:p>
                </text:list-item>
                <text:list-item>
                  <text:p text:style-name="P32"><text:span text:style-name="T18">integer</text:span><text:span text:style-name="T20"> with 'b' or 'B” held as </text:span><text:span text:style-name="T18">string</text:span><text:span text:style-name="T20"> – means blocks in the screen grid, result depends on the screen resolution and fixed size of the grid. X and Y position will vary based on apsect ratio.</text:span></text:p>
                </text:list-item>
              </text:list>
            </text:list-item>
            <text:list-item>
              <text:p text:style-name="P22"><text:span text:style-name="T23">s</text:span><text:span text:style-name="T20">ize</text:span><text:span text:style-name="T36"> – </text:span><text:span text:style-name="T19">var</text:span><text:span text:style-name="T36"> – held as </text:span><text:span text:style-name="T19">string</text:span><text:span text:style-name="T36"> value or </text:span><text:span text:style-name="T19">number</text:span><text:span text:style-name="T36">. </text:span><text:span text:style-name="T37">Sets the fixed size of the widget. Size can change after update depending on the childrens' size held in the given widget. The same format applies as in </text:span><text:span text:style-name="T22">position</text:span><text:span text:style-name="T37"> attribute.</text:span></text:p>
            </text:list-item>
            <text:list-item>
              <text:p text:style-name="P23"><text:span text:style-name="T20">link</text:span><text:span text:style-name="T36"> – string – specifies a menu to which GUI will jump after given widget activation. The name is case sensitive. If in the whole GUI subsystem there is no such menu then this link will be </text:span><text:soft-page-break/><text:span text:style-name="T36">silently ignored.</text:span></text:p>
            </text:list-item>
            <text:list-item>
              <text:p text:style-name="P24"><text:span text:style-name="T25">a</text:span><text:span text:style-name="T20">ction</text:span><text:span text:style-name="T36"> – string – specifies the name of the standard action to be executed on widgets' activation.</text:span></text:p>
            </text:list-item>
            <text:list-item>
              <text:p text:style-name="P25"><text:span text:style-name="T32">s</text:span><text:span text:style-name="T33">cript</text:span><text:span text:style-name="T38"> – string – specifies the name of the script to execute on widgets' activation. Can also to be the name of the function – this w</text:span>ill require <text:span text:style-name="Emphasis"><text:span text:style-name="T20">parentheses </text:span></text:span><text:span text:style-name="Emphasis"><text:span text:style-name="T24">after the name with parameters if needed.</text:span></text:span></text:p>
            </text:list-item>
            <text:list-item>
              <text:p text:style-name="P26"><text:span text:style-name="Emphasis"><text:span text:style-name="T34">config</text:span></text:span><text:span text:style-name="Emphasis"><text:span text:style-name="T26"> – string – specifies which main configurations' section/parameter will be changed if value of this widget changes. </text:span></text:span><text:span text:style-name="Emphasis"><text:span text:style-name="T27">Format: </text:span></text:span><text:span text:style-name="Emphasis"><text:span text:style-name="T28">[c</text:span></text:span><text:span text:style-name="Emphasis"><text:span text:style-name="T27">onfig.</text:span></text:span><text:span text:style-name="Emphasis"><text:span text:style-name="T28">]s</text:span></text:span><text:span text:style-name="Emphasis"><text:span text:style-name="T27">ection.parameter, </text:span></text:span><text:span text:style-name="Emphasis"><text:span text:style-name="T28">where config is optional. Naming is case sensitive. </text:span></text:span><text:span text:style-name="Emphasis"><text:span text:style-name="T29">If value type does not math the parameter type, string will be automatically set.</text:span></text:span></text:p>
            </text:list-item>
            <text:list-item>
              <text:p text:style-name="P27"><text:span text:style-name="Emphasis"><text:span text:style-name="T35">style</text:span></text:span><text:span text:style-name="Emphasis"><text:span text:style-name="T30"> – string – specifies the name of the stylesheet to be used on the widget. Note: style will be only applied if it specifies substyles for a given widget type. If not, default settings will be used.</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999999" fo:font-size="10pt" officeooo:rsid="000d904f" officeooo:paragraph-rsid="000d904f" style:font-size-asian="10pt" style:font-size-complex="10pt"/>
    </style:style>
    <style:style style:name="MP2" style:family="paragraph" style:parent-style-name="Header">
      <style:paragraph-properties fo:text-align="start" style:justify-single-word="false"/>
      <style:text-properties fo:color="#808080" officeooo:paragraph-rsid="002307de"/>
    </style:style>
    <style:style style:name="MP3" style:family="paragraph" style:parent-style-name="Header">
      <style:paragraph-properties fo:text-align="justify" style:justify-single-word="false"/>
      <style:text-properties fo:color="#808080" officeooo:paragraph-rsid="002307de"/>
    </style:style>
    <style:style style:name="MT1" style:family="text">
      <style:text-properties fo:font-size="10pt" officeooo:rsid="000d904f" style:font-size-asian="10pt" style:font-size-complex="10pt"/>
    </style:style>
    <style:style style:name="MT2" style:family="text">
      <style:text-properties fo:font-size="10pt" officeooo:rsid="002e770a" style:font-size-asian="10pt" style:font-size-complex="10pt"/>
    </style:style>
    <style:style style:name="MT3" style:family="text">
      <style:text-properties fo:font-size="10pt" officeooo:rsid="000e2b85" style:font-size-asian="8.75pt" style:font-size-complex="10pt"/>
    </style:style>
    <style:style style:name="MT4" style:family="text">
      <style:text-properties fo:font-size="10pt" officeooo:rsid="00124b3e" style:font-size-asian="10pt" style:font-size-complex="10pt"/>
    </style:style>
    <style:page-layout style:name="Mpm1">
      <style:page-layout-properties fo:page-width="8.2701in" fo:page-height="11.6902in" style:num-format="1" style:print-orientation="portrait" fo:margin-top="0.3335in" fo:margin-bottom="0.503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3598in" fo:margin-left="0in" fo:margin-right="0in" fo:margin-bottom="0.2in" fo:border-top="none" fo:border-bottom="0.06pt solid #000000" fo:border-left="none" fo:border-right="none" fo:padding="0.0201in" style:shadow="none" style:dynamic-spacing="false"/>
      </style:header-style>
      <style:footer-style>
        <style:header-footer-properties svg:height="0.5618in" fo:margin-left="0in" fo:margin-right="0in" fo:margin-top="0.2in" fo:border-top="0.06pt solid #000000" fo:border-bottom="none" fo:border-left="none" fo:border-right="none" fo:padding="0.0201in" style:shadow="none" style:dynamic-spacing="false"/>
      </style:footer-style>
    </style:page-layout>
  </office:automatic-styles>
  <office:master-styles>
    <style:master-page style:name="Standard" style:page-layout-name="Mpm1">
      <style:header>
        <text:p text:style-name="MP1">FlexiGame: Flexible Game Engine</text:p>
      </style:header>
      <style:footer>
        <text:p text:style-name="MP2"><text:span text:style-name="MT1">FlexiGame: Flexible Game </text:span><text:span text:style-name="MT2">Engine</text:span><text:span text:style-name="MT1"><text:tab/></text:span><text:span text:style-name="MT3">Copyright (C) Radoslaw Gniazdowski <text:tab/>All rights reserved.</text:span></text:p>
        <text:p text:style-name="MP3"><text:span text:style-name="MT3">FlexiGame any related files can not be copied, modified and/or distributed <text:s/>without the express or written consent from the author.</text:span><text:span text:style-name="MT4"><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7T20:30:43.712661570</meta:creation-date>
    <meta:generator>LibreOffice/4.2.6.3$Linux_X86_64 LibreOffice_project/420m0$Build-3</meta:generator>
    <dc:date>2014-09-26T00:49:04.343202692</dc:date>
    <meta:editing-duration>PT7H13M1S</meta:editing-duration>
    <meta:editing-cycles>81</meta:editing-cycles>
    <meta:document-statistic meta:table-count="0" meta:image-count="0" meta:object-count="0" meta:page-count="3" meta:paragraph-count="49" meta:word-count="879" meta:character-count="5367" meta:non-whitespace-character-count="4511"/>
  </office:meta>
</office:document-meta>
</file>